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d700" draw:textarea-horizontal-align="justify" draw:textarea-vertical-align="middle" draw:auto-grow-height="false" fo:min-height="1.644cm" fo:min-width="0.794cm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069a2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028cm" svg:stroke-color="#ff634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6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05cm" fo:min-width="0cm"/>
      <style:paragraph-properties style:writing-mode="lr-tb"/>
    </style:style>
    <style:style style:name="gr11" style:family="graphic" style:parent-style-name="standard">
      <style:graphic-properties svg:stroke-color="#000000" svg:stroke-opacity="25%" draw:fill="none" draw:opacity="25%" draw:textarea-horizontal-align="justify" draw:textarea-vertical-align="middle" draw:auto-grow-height="false" fo:min-height="0.45cm" fo:min-width="0cm"/>
    </style:style>
    <style:style style:name="gr12" style:family="graphic" style:parent-style-name="standard">
      <style:graphic-properties svg:stroke-color="#000000" svg:stroke-opacity="25%" draw:fill="solid" draw:fill-color="#000000" draw:opacity="25%"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draw:fit-to-size="false" style:shrink-to-fit="true" fo:min-height="1.10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05cm" fo:min-width="0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87ceeb" draw:textarea-horizontal-align="justify" draw:textarea-vertical-align="middle" draw:auto-grow-height="false" fo:min-height="0.15cm" fo:min-width="0.2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53cm" fo:min-width="0cm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034cm" fo:min-width="0cm" fo:padding-top="0.178cm" fo:padding-bottom="0.178cm" fo:padding-left="0.303cm" fo:padding-right="0.303cm" fo:wrap-option="wrap"/>
    </style:style>
    <style:style style:name="gr18" style:family="graphic" style:parent-style-name="objectwithoutfill">
      <style:graphic-properties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  <style:text-properties style:font-name="Ubuntu Condensed"/>
    </style:style>
    <style:style style:name="P2" style:family="paragraph">
      <loext:graphic-properties draw:fill="solid" draw:fill-color="#ffd700"/>
      <style:paragraph-properties fo:text-align="center"/>
      <style:text-properties style:font-name="Ubuntu Condensed"/>
    </style:style>
    <style:style style:name="P3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4" style:family="paragraph">
      <style:paragraph-properties fo:text-align="center"/>
      <style:text-properties style:font-name="Ubuntu Condense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 Condensed" fo:font-size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 Condensed" fo:font-size="7pt" fo:font-style="normal"/>
    </style:style>
    <style:style style:name="P7" style:family="paragraph">
      <style:paragraph-properties fo:text-align="start"/>
      <style:text-properties style:font-name="Ubuntu Condensed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Ubuntu Condensed" fo:font-size="7pt" fo:font-style="normal"/>
    </style:style>
    <style:style style:name="P9" style:family="paragraph">
      <loext:graphic-properties draw:fill="none" draw:opacity="25%"/>
      <style:paragraph-properties fo:text-align="center"/>
      <style:text-properties style:font-name="Ubuntu Condensed"/>
    </style:style>
    <style:style style:name="P10" style:family="paragraph">
      <loext:graphic-properties draw:fill="solid" draw:fill-color="#000000" draw:opacity="25%"/>
      <style:paragraph-properties fo:text-align="center"/>
      <style:text-properties style:font-name="Ubuntu Condensed"/>
    </style:style>
    <style:style style:name="P11" style:family="paragraph">
      <loext:graphic-properties draw:fill="solid" draw:fill-color="#87ceeb"/>
      <style:paragraph-properties fo:text-align="center"/>
      <style:text-properties style:font-name="Ubuntu Condense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7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5cm" svg:y="2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2cm" svg:x="10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cm" svg:y="8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3cm" svg:height="0.7cm" svg:x="5.1cm" svg:y="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3" draw:layer="layout" svg:width="0.3cm" svg:height="0.3cm" svg:x="5.1cm" svg:y="8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3" draw:text-style-name="P1" draw:layer="layout" svg:width="0.3cm" svg:height="0.7cm" svg:x="5.6cm" svg:y="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3" draw:layer="layout" svg:width="0.3cm" svg:height="0.3cm" svg:x="5.6cm" svg:y="8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3" draw:text-style-name="P1" draw:layer="layout" svg:width="0.3cm" svg:height="0.7cm" svg:x="5.14cm" svg:y="20.1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3" draw:layer="layout" svg:width="0.3cm" svg:height="0.3cm" svg:x="5.14cm" svg:y="20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3" draw:text-style-name="P1" draw:layer="layout" svg:width="0.3cm" svg:height="0.7cm" svg:x="5.6cm" svg:y="20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3" draw:layer="layout" svg:width="0.3cm" svg:height="0.3cm" svg:x="5.6cm" svg:y="20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5" draw:text-style-name="P5" draw:layer="layout" svg:width="4cm" svg:height="0.73cm" svg:x="4cm" svg:y="7.27cm">
          <draw:text-box>
            <text:p text:style-name="P4"><text:span text:style-name="T1">quadro secondo piano</text:span></text:p>
          </draw:text-box>
        </draw:frame>
        <draw:frame draw:style-name="gr5" draw:text-style-name="P5" draw:layer="layout" svg:width="4cm" svg:height="0.73cm" svg:x="8.7cm" svg:y="12.27cm">
          <draw:text-box>
            <text:p text:style-name="P4"><text:span text:style-name="T1">inverter</text:span></text:p>
          </draw:text-box>
        </draw:frame>
        <draw:frame draw:style-name="gr5" draw:text-style-name="P5" draw:layer="layout" svg:width="4cm" svg:height="0.73cm" svg:x="14cm" svg:y="15.3cm">
          <draw:text-box>
            <text:p text:style-name="P4"><text:span text:style-name="T1">q</text:span><text:span text:style-name="T1">u</text:span><text:span text:style-name="T1">a</text:span><text:span text:style-name="T1">d</text:span><text:span text:style-name="T1">r</text:span><text:span text:style-name="T1">o </text:span><text:span text:style-name="T1">p</text:span><text:span text:style-name="T1">i</text:span><text:span text:style-name="T1">a</text:span><text:span text:style-name="T1">n</text:span><text:span text:style-name="T1">o </text:span><text:span text:style-name="T1">t</text:span><text:span text:style-name="T1">e</text:span><text:span text:style-name="T1">r</text:span><text:span text:style-name="T1">r</text:span><text:span text:style-name="T1">a</text:span></text:p>
          </draw:text-box>
        </draw:frame>
        <draw:frame draw:style-name="gr5" draw:text-style-name="P5" draw:layer="layout" svg:width="4cm" svg:height="0.73cm" svg:x="4cm" svg:y="21.97cm">
          <draw:text-box>
            <text:p text:style-name="P4"><text:span text:style-name="T1">v</text:span><text:span text:style-name="T1">a</text:span><text:span text:style-name="T1">n</text:span><text:span text:style-name="T1">o </text:span><text:span text:style-name="T1">c</text:span><text:span text:style-name="T1">o</text:span><text:span text:style-name="T1">n</text:span><text:span text:style-name="T1">t</text:span><text:span text:style-name="T1">a</text:span><text:span text:style-name="T1">t</text:span><text:span text:style-name="T1">o</text:span><text:span text:style-name="T1">r</text:span><text:span text:style-name="T1">e</text:span></text:p>
          </draw:text-box>
        </draw:frame>
        <draw:path draw:style-name="gr6" draw:text-style-name="P1" draw:layer="layout" svg:width="9.281cm" svg:height="1.38cm" draw:transform="rotate (0.433365253270192) translate (6.49671152624488cm 20.0445251714689cm)" svg:viewBox="0 0 9282 1381" svg:d="M0 722c3221-1484 6789-384 9282 659">
          <text:p/>
        </draw:path>
        <draw:path draw:style-name="gr6" draw:text-style-name="P1" draw:layer="layout" svg:width="10.838cm" svg:height="1.551cm" draw:transform="rotate (-1.51372406025468) translate (7.04105939656936cm 9.51195262935427cm)" svg:viewBox="0 0 10839 1552" svg:d="M0 1544c3295 188 7399-3284 10839-383">
          <text:p/>
        </draw:path>
        <draw:path draw:style-name="gr7" draw:text-style-name="P1" draw:layer="layout" svg:width="6.6cm" svg:height="2.385cm" draw:transform="rotate (-1.82805785853886) translate (10.6874354325693cm 14.7230035109133cm)" svg:viewBox="0 0 6601 2386" svg:d="M0 90c1766-361 2988 352 6601 2296">
          <text:p/>
        </draw:path>
        <draw:path draw:style-name="gr8" draw:text-style-name="P1" draw:layer="layout" svg:width="0.224cm" svg:height="0.599cm" draw:transform="rotate (-1.5707963267949) translate (5.8cm 9.1cm)" svg:viewBox="0 0 225 600" svg:d="M0 600c300 0 300-600 0-600">
          <text:p/>
        </draw:path>
        <draw:path draw:style-name="gr8" draw:text-style-name="P1" draw:layer="layout" svg:width="0.224cm" svg:height="0.599cm" draw:transform="rotate (-1.5707963267949) translate (5.8cm 21.1cm)" svg:viewBox="0 0 225 600" svg:d="M0 600c300 0 300-600 0-600">
          <text:p/>
        </draw:path>
        <draw:frame draw:style-name="gr9" draw:text-style-name="P6" draw:layer="layout" svg:width="2.3cm" svg:height="0.919cm" svg:x="12.4cm" svg:y="17.481cm">
          <draw:text-box>
            <text:p text:style-name="P4"><text:span text:style-name="T2">(4 coppie libere)</text:span></text:p>
          </draw:text-box>
        </draw:frame>
        <draw:frame draw:style-name="gr10" draw:text-style-name="P8" draw:layer="layout" svg:width="2.6cm" svg:height="1.355cm" svg:x="10.3cm" svg:y="15.545cm">
          <draw:text-box>
            <text:p text:style-name="P7"><text:span text:style-name="T2">coppia blu: toroide</text:span></text:p>
            <text:p text:style-name="P7"><text:span text:style-name="T2">coppia arancio: RS485</text:span></text:p>
            <text:p text:style-name="P7"><text:span text:style-name="T2">(2 coppie libere)</text:span></text:p>
          </draw:text-box>
        </draw:frame>
        <draw:g>
          <draw:custom-shape draw:style-name="gr11" draw:text-style-name="P9" draw:layer="layout" svg:width="0.3cm" svg:height="0.7cm" svg:x="6.1cm" svg:y="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10" draw:layer="layout" svg:width="0.3cm" svg:height="0.3cm" svg:x="6.1cm" svg:y="8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3" draw:text-style-name="P8" draw:layer="layout" svg:width="2.6cm" svg:height="1.355cm" svg:x="5.8cm" svg:y="10.445cm">
          <draw:text-box>
            <text:p text:style-name="P7"><text:span text:style-name="T2">coppia arancio: RS485</text:span></text:p>
            <text:p text:style-name="P7"><text:span text:style-name="T2">(3 coppie libere)</text:span></text:p>
          </draw:text-box>
        </draw:frame>
        <draw:frame draw:style-name="gr14" draw:text-style-name="P6" draw:layer="layout" svg:width="0.5cm" svg:height="0.803cm" svg:x="5.5cm" svg:y="19.9cm">
          <draw:text-box>
            <text:p text:style-name="P4"><text:span text:style-name="T2">10</text:span></text:p>
          </draw:text-box>
        </draw:frame>
        <draw:frame draw:style-name="gr14" draw:text-style-name="P6" draw:layer="layout" svg:width="0.5cm" svg:height="0.803cm" svg:x="5.04cm" svg:y="19.901cm">
          <draw:text-box>
            <text:p text:style-name="P4"><text:span text:style-name="T2">11</text:span></text:p>
          </draw:text-box>
        </draw:frame>
        <draw:path draw:style-name="gr8" draw:text-style-name="P1" draw:layer="layout" svg:width="0.818cm" svg:height="0.699cm" draw:transform="rotate (-1.5707963267949) translate (6.5cm 20.4cm)" svg:viewBox="0 0 819 700" svg:d="M700 700c400-100-300-400-700-700">
          <text:p/>
        </draw:path>
        <draw:path draw:style-name="gr8" draw:text-style-name="P1" draw:layer="layout" svg:width="1.233cm" svg:height="1.499cm" draw:transform="rotate (-1.5707963267949) translate (6.7cm 20.5cm)" svg:viewBox="0 0 1234 1500" svg:d="M601 1500c1599-100-301-1200-601-1500">
          <text:p/>
        </draw:path>
        <draw:path draw:style-name="gr8" draw:text-style-name="P1" draw:layer="layout" svg:width="0.498cm" svg:height="0.299cm" draw:transform="rotate (-1.5707963267949) translate (5.5cm 9.101cm)" svg:viewBox="0 0 499 300" svg:d="M0 300c300 0 299-300 499-300">
          <text:p/>
        </draw:path>
        <draw:path draw:style-name="gr8" draw:text-style-name="P1" draw:layer="layout" svg:width="0.598cm" svg:height="1.499cm" draw:transform="rotate (-1.5707963267949) translate (7.3cm 9.101cm)" svg:viewBox="0 0 599 1500" svg:d="M599 0c0 900-100 1400-599 1500">
          <text:p/>
        </draw:path>
        <draw:frame draw:style-name="gr14" draw:text-style-name="P6" draw:layer="layout" svg:width="0.5cm" svg:height="0.803cm" svg:x="5cm" svg:y="7.9cm">
          <draw:text-box>
            <text:p text:style-name="P4"><text:span text:style-name="T2">12</text:span></text:p>
          </draw:text-box>
        </draw:frame>
        <draw:frame draw:style-name="gr14" draw:text-style-name="P6" draw:layer="layout" svg:width="0.5cm" svg:height="0.803cm" svg:x="5.5cm" svg:y="7.901cm">
          <draw:text-box>
            <text:p text:style-name="P4"><text:span text:style-name="T2">13</text:span></text:p>
          </draw:text-box>
        </draw:frame>
        <draw:custom-shape draw:style-name="gr15" draw:text-style-name="P11" draw:layer="layout" svg:width="0.7cm" svg:height="0.4cm" svg:x="7.3cm" svg:y="9.5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9cm" svg:height="0.803cm" svg:x="6.8cm" svg:y="8.797cm">
          <draw:text-box>
            <text:p text:style-name="P4"><text:span text:style-name="T2">Raspberry Pi</text:span></text:p>
          </draw:text-box>
        </draw:frame>
        <draw:custom-shape draw:style-name="gr17" draw:text-style-name="P12" draw:layer="layout" svg:width="0.4cm" svg:height="0.4cm" svg:x="6.4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" draw:layer="layout" svg:width="0.819cm" svg:height="0.124cm" draw:transform="rotate (-1.5707963267949) translate (6.732cm 20.528cm)" svg:viewBox="0 0 820 125" svg:d="M820 107c-279-28-577 110-820-107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4:11:51.732000000</meta:creation-date>
    <meta:print-date>2024-02-15T14:30:01.223000000</meta:print-date>
    <dc:date>2024-03-01T20:50:38.384205592</dc:date>
    <meta:editing-duration>PT24M33S</meta:editing-duration>
    <meta:editing-cycles>4</meta:editing-cycles>
    <meta:generator>LibreOffice/7.3.7.2$Linux_X86_64 LibreOffice_project/30$Build-2</meta:generator>
    <meta:document-statistic meta:object-count="43"/>
  </office:meta>
</office:document-meta>
</file>